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=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+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+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8i+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 style:data-style-name="N2" text:time-value="22:11:12.143273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1T22:41:11.781499269</dc:date>
    <meta:editing-duration>PT7H55M28S</meta:editing-duration>
    <meta:editing-cycles>108</meta:editing-cycles>
    <meta:document-statistic meta:table-count="1" meta:cell-count="380" meta:object-count="0"/>
  </office:meta>
</office:document-meta>
</file>